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04C00000057E8D8B17589129A29.png" manifest:media-type="image/png"/>
  <manifest:file-entry manifest:full-path="Pictures/10000000000002FE00000091FF67C8BAE3CC37F0.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44B000003BF982659C2C277E320.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1F800000067F31B49EE73248750.png" manifest:media-type="image/png"/>
  <manifest:file-entry manifest:full-path="Pictures/10000000000002580000007FDE8C76A0BDE6FA0A.png" manifest:media-type="image/png"/>
  <manifest:file-entry manifest:full-path="Pictures/1000000000000105000000BD01652FA27B7B4254.png" manifest:media-type="image/png"/>
  <manifest:file-entry manifest:full-path="Pictures/1000000000000312000000D6BF3E08DFDF703329.png" manifest:media-type="image/png"/>
  <manifest:file-entry manifest:full-path="Pictures/10000000000002F3000000B33DC3CD33F723755D.png" manifest:media-type="image/png"/>
  <manifest:file-entry manifest:full-path="Pictures/10000000000003200000009EBA0B40DEB1974CB2.png" manifest:media-type="image/png"/>
  <manifest:file-entry manifest:full-path="Pictures/1000000000000115000000C300960157DEEC3C19.png" manifest:media-type="image/png"/>
  <manifest:file-entry manifest:full-path="Pictures/10000000000000C7000000ACF427AB7F74AEF352.png" manifest:media-type="image/png"/>
  <manifest:file-entry manifest:full-path="Pictures/10000000000000BE0000009E82AE320228AB46B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5" svg:font-family="'Noto Sans Regular'" style:font-pitch="variable"/>
    <style:font-face style:name="Tahoma1"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4"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margin-left="0cm" fo:margin-right="0cm" fo:margin-top="0cm" fo:margin-bottom="0.356cm" fo:text-indent="0cm" style:writing-mode="lr-tb"/>
    </style:style>
    <style:style style:name="P9"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2" draw:text-style-name="P4" draw:layer="layout" svg:width="4.603cm" svg:height="4.735cm" svg:x="0.997cm" svg:y="16.665cm">
          <draw:image xlink:href="Pictures/10000000000000AE000000B385900D0A3CBC819B.png" xlink:type="simple" xlink:show="embed" xlink:actuate="onLoad" loext:mime-type="image/png">
            <text:p/>
          </draw:image>
        </draw:frame>
        <draw:frame draw:style-name="gr2" draw:text-style-name="P4"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2" draw:text-style-name="P4"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2" draw:text-style-name="P4"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6.4cm" svg:height="5.426cm" svg:x="4.8cm" svg:y="11.6cm">
          <draw:image xlink:href="Pictures/10000000000000970000008074E7AD4355895E9A.png" xlink:type="simple" xlink:show="embed" xlink:actuate="onLoad" loext:mime-type="image/png">
            <text:p/>
          </draw:image>
        </draw:frame>
        <draw:frame draw:style-name="gr2" draw:text-style-name="P4"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8">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334cm" svg:height="2.724cm" svg:x="4.8cm" svg:y="9.4cm">
          <draw:image xlink:href="Pictures/10000000000001F800000067F31B49EE73248750.png" xlink:type="simple" xlink:show="embed" xlink:actuate="onLoad" loext:mime-type="image/png">
            <text:p/>
          </draw:image>
        </draw:frame>
        <draw:frame draw:style-name="gr2" draw:text-style-name="P4" draw:layer="layout" svg:width="15.874cm" svg:height="3.359cm" svg:x="4.2cm" svg:y="13.441cm">
          <draw:image xlink:href="Pictures/10000000000002580000007FDE8C76A0BDE6FA0A.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2" draw:text-style-name="P4" draw:layer="layout" svg:width="12.321cm" svg:height="3.354cm" svg:x="0.479cm" svg:y="10.646cm">
          <draw:image xlink:href="Pictures/1000000000000312000000D6BF3E08DFDF703329.png" xlink:type="simple" xlink:show="embed" xlink:actuate="onLoad" loext:mime-type="image/png">
            <text:p/>
          </draw:image>
        </draw:frame>
        <draw:frame draw:style-name="gr2" draw:text-style-name="P4" draw:layer="layout" svg:width="12.656cm" svg:height="3cm" svg:x="14.4cm" svg:y="10.6cm">
          <draw:image xlink:href="Pictures/10000000000002F3000000B33DC3CD33F723755D.png" xlink:type="simple" xlink:show="embed" xlink:actuate="onLoad" loext:mime-type="image/png">
            <text:p/>
          </draw:image>
        </draw:frame>
        <draw:frame draw:style-name="gr2" draw:text-style-name="P4" draw:layer="layout" svg:width="13.833cm" svg:height="3.775cm" svg:x="0.367cm" svg:y="16.4cm">
          <draw:image xlink:href="Pictures/100000000000031B000000D9CAE621EDDC10F98B.png" xlink:type="simple" xlink:show="embed" xlink:actuate="onLoad" loext:mime-type="image/png">
            <text:p/>
          </draw:image>
        </draw:frame>
        <draw:frame draw:style-name="gr2" draw:text-style-name="P4" draw:layer="layout" svg:width="13.831cm" svg:height="2.731cm" svg:x="14.4cm" svg:y="16.6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9.245cm" svg:height="3.8cm" svg:x="4cm" svg:y="10.2cm">
          <draw:image xlink:href="Pictures/10000000000003200000009EBA0B40DEB1974CB2.png" xlink:type="simple" xlink:show="embed" xlink:actuate="onLoad" loext:mime-type="image/png">
            <text:p/>
          </draw:image>
        </draw:frame>
        <draw:frame draw:style-name="gr2" draw:text-style-name="P4" draw:layer="layout" svg:width="20.266cm" svg:height="3.835cm" svg:x="3.534cm" svg:y="16.365cm">
          <draw:image xlink:href="Pictures/10000000000002FE00000091FF67C8BAE3CC37F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draw:frame draw:style-name="gr3" draw:text-style-name="P9" draw:layer="layout" svg:width="11.056cm" svg:height="9.648cm" svg:x="6.544cm" svg:y="10.152cm">
          <draw:image xlink:href="Pictures/100000000000044B000003BF982659C2C277E320.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es erreurs de contraste</text:p>
          </draw:text-box>
        </draw:frame>
        <draw:frame presentation:style-name="pr2" draw:text-style-name="P1" draw:layer="layout" svg:width="24cm" svg:height="12.18cm" svg:x="2.2cm" svg:y="5.8cm" presentation:class="outline" presentation:user-transformed="true">
          <draw:text-box>
            <text:list text:style-name="L2">
              <text:list-item>
                <text:p>En optant sur du texte blanc sur fond noir, on supprime les erreurs lié au contraste de couleurs pour les malvoyants et l’accessibilité augmente sur les deux pages</text:p>
                <text:p>page d’index : Avant<text:tab/><text:tab/><text:tab/><text:tab/><text:tab/><text:tab/><text:tab/><text:tab/><text:tab/>Après</text:p>
                <text:p/>
                <text:p/>
                <text:p/>
                <text:p/>
                <text:p>page de contact : Avant<text:tab/><text:tab/><text:tab/><text:tab/><text:tab/><text:tab/><text:tab/><text:tab/>Après</text:p>
              </text:list-item>
            </text:list>
          </draw:text-box>
        </draw:frame>
        <draw:frame draw:style-name="gr3" draw:text-style-name="P9" draw:layer="layout" svg:width="7.328cm" svg:height="5.158cm" svg:x="3.672cm" svg:y="16.8cm">
          <draw:image xlink:href="Pictures/1000000000000115000000C300960157DEEC3C19.png" xlink:type="simple" xlink:show="embed" xlink:actuate="onLoad" loext:mime-type="image/png">
            <text:p/>
          </draw:image>
        </draw:frame>
        <draw:frame draw:style-name="gr3" draw:text-style-name="P9" draw:layer="layout" svg:width="6.064cm" svg:height="5.241cm" svg:x="19.336cm" svg:y="16.759cm">
          <draw:image xlink:href="Pictures/10000000000000C7000000ACF427AB7F74AEF352.png" xlink:type="simple" xlink:show="embed" xlink:actuate="onLoad" loext:mime-type="image/png">
            <text:p/>
          </draw:image>
        </draw:frame>
        <draw:frame draw:style-name="gr3" draw:text-style-name="P9" draw:layer="layout" svg:width="6.905cm" svg:height="5cm" svg:x="3.495cm" svg:y="10.4cm">
          <draw:image xlink:href="Pictures/1000000000000105000000BD01652FA27B7B4254.png" xlink:type="simple" xlink:show="embed" xlink:actuate="onLoad" loext:mime-type="image/png">
            <text:p/>
          </draw:image>
        </draw:frame>
        <draw:frame draw:style-name="gr3" draw:text-style-name="P9" draw:layer="layout" svg:width="5.026cm" svg:height="4.179cm" svg:x="19.174cm" svg:y="10.421cm">
          <draw:image xlink:href="Pictures/10000000000000BE0000009E82AE320228AB46B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e problèmes de visibilité</text:p>
          </draw:text-box>
        </draw:frame>
        <draw:frame presentation:style-name="pr2" draw:text-style-name="P1" draw:layer="layout" svg:width="24cm" svg:height="12.18cm" svg:x="2cm" svg:y="6cm" presentation:class="outline" presentation:user-transformed="true">
          <draw:text-box>
            <text:list text:style-name="L2">
              <text:list-item>
                <text:p text:style-name="P1">Les z-index non pertinents sont supprimés, les opacity 0 sont supprimés, les display none inutile également</text:p>
              </text:list-item>
            </text:list>
          </draw:text-box>
        </draw:frame>
        <draw:frame draw:style-name="gr3" draw:text-style-name="P9" draw:layer="layout" svg:width="5.035cm" svg:height="5.764cm" svg:x="10.8cm" svg:y="9.4cm">
          <draw:image xlink:href="Pictures/100000000000004C00000057E8D8B17589129A29.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5" svg:font-family="'Noto Sans Regular'" style:font-pitch="variable"/>
    <style:font-face style:name="Tahoma1"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4"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2"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6H28M51S</meta:editing-duration>
    <meta:editing-cycles>33</meta:editing-cycles>
    <meta:generator>LibreOffice/6.4.4.2$Windows_X86_64 LibreOffice_project/3d775be2011f3886db32dfd395a6a6d1ca2630ff</meta:generator>
    <dc:title>Impress</dc:title>
    <dc:date>2021-05-15T15:38:55.832000000</dc:date>
    <meta:document-statistic meta:object-count="156"/>
  </office:meta>
</office:document-meta>
</file>